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Verdana"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Verdana" fo:font-size="16pt" style:font-size-asian="16pt" style:font-size-complex="16pt"/>
    </style:style>
    <style:style style:name="P5" style:family="paragraph">
      <loext:graphic-properties draw:fill-color="#009999"/>
      <style:paragraph-properties fo:text-align="center"/>
      <style:text-properties style:font-name="Verdana" fo:font-size="16pt" style:font-size-asian="16pt" style:font-size-complex="16pt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ff990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-color="#00cc33"/>
      <style:paragraph-properties fo:text-align="center"/>
      <style:text-properties style:font-name="Verdana" fo:font-size="16pt" style:font-size-asian="16pt" style:font-size-complex="16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>
        <style:tab-stops/>
      </style:paragraph-properties>
      <style:text-properties style:font-name="Verdana" fo:font-size="16pt" style:font-size-asian="16pt" style:font-size-complex="16pt"/>
    </style:style>
    <style:style style:name="T1" style:family="text">
      <style:text-properties style:font-name="Verdana"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98in" svg:stroke-color="#333333" draw:marker-start-width="0.1535in" draw:marker-end-width="0.1535in" draw:fill-color="#cccccc" draw:textarea-horizontal-align="justify" draw:textarea-vertical-align="middle" draw:auto-grow-height="false" fo:min-height="0.9591in" fo:min-width="1.4693in" fo:padding-top="0.0047in" fo:padding-bottom="0.0047in" fo:padding-left="0.0047in" fo:padding-right="0.0047in" style:run-through="foreground"/>
    </style:style>
    <style:style style:name="gr3" style:family="graphic">
      <style:graphic-properties draw:stroke="solid" svg:stroke-width="0.0098in" svg:stroke-color="#333333" draw:marker-start-width="0.1535in" draw:marker-end-width="0.1535in" draw:textarea-horizontal-align="justify" draw:textarea-vertical-align="middle" draw:auto-grow-height="false" fo:min-height="0.6756in" fo:min-width="0.7126in" fo:padding-top="0.0047in" fo:padding-bottom="0.0047in" fo:padding-left="0.0047in" fo:padding-right="0.0047in" style:run-through="foreground"/>
    </style:style>
    <style:style style:name="gr4" style:family="graphic">
      <style:graphic-properties draw:stroke="solid" svg:stroke-width="0.0098in" svg:stroke-color="#333333" draw:marker-start-width="0.1535in" draw:marker-end-width="0.1535in" draw:fill-color="#009999" draw:textarea-horizontal-align="justify" draw:textarea-vertical-align="middle" draw:auto-grow-height="false" fo:min-height="0.9591in" fo:min-width="1.5217in" fo:padding-top="0.0047in" fo:padding-bottom="0.0047in" fo:padding-left="0.0047in" fo:padding-right="0.0047in" style:run-through="foreground"/>
    </style:style>
    <style:style style:name="gr5" style:family="graphic">
      <style:graphic-properties draw:stroke="solid" svg:stroke-width="0.0098in" svg:stroke-color="#333333" draw:marker-start-width="0.1535in" draw:marker-end-width="0.1535in" draw:fill-color="#ff9900" draw:textarea-horizontal-align="justify" draw:textarea-vertical-align="top" draw:auto-grow-height="false" fo:min-height="0.5075in" fo:min-width="0.7945in" fo:padding-top="0.0047in" fo:padding-bottom="0.0047in" fo:padding-left="0.0047in" fo:padding-right="0.0047in" style:run-through="foreground"/>
    </style:style>
    <style:style style:name="gr6" style:family="graphic">
      <style:graphic-properties draw:stroke="solid" svg:stroke-width="0.0098in" svg:stroke-color="#333333" draw:marker-start-width="0.1535in" draw:marker-end-width="0.1535in" draw:fill-color="#00cc33" draw:textarea-horizontal-align="justify" draw:textarea-vertical-align="middle" draw:auto-grow-height="false" fo:min-height="0.9591in" fo:min-width="1.8236in" fo:padding-top="0.0047in" fo:padding-bottom="0.0047in" fo:padding-left="0.0047in" fo:padding-right="0.0047in" style:run-through="foreground"/>
    </style:style>
    <style:style style:name="gr7" style:family="graphic">
      <style:graphic-properties draw:stroke="solid" svg:stroke-width="0.0098in" svg:stroke-color="#333333" draw:marker-start-width="0.1535in" draw:marker-end-width="0.1535in" draw:textarea-horizontal-align="justify" draw:textarea-vertical-align="middle" draw:auto-grow-height="false" fo:min-height="0.3535in" fo:min-width="0.3965in" fo:padding-top="0.0047in" fo:padding-bottom="0.0047in" fo:padding-left="0.0047in" fo:padding-right="0.0047i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name="Shape1" draw:style-name="gr2" draw:text-style-name="P2" svg:width="1.4795in" svg:height="0.9689in" svg:x="1.0445in" svg:y="1.5984in"><text:p text:style-name="P1"><text:span text:style-name="T1">2</text:span></text:p><draw:enhanced-geometry svg:viewBox="0 0 21600 21600" draw:type="rectangle" draw:enhanced-path="M 0 0 L 21600 0 21600 21600 0 21600 0 0 Z N"/></draw:custom-shape><draw:custom-shape draw:name="Shape4" draw:style-name="gr3" draw:text-style-name="P4" svg:width="1.0213in" svg:height="0.9689in" svg:x="5.3673in" svg:y="1.5984in"><text:p text:style-name="P3"><text:span text:style-name="T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4" draw:text-style-name="P5" svg:width="1.5315in" svg:height="0.9689in" svg:x="4.3571in" svg:y="1.5984in"><text:p text:style-name="P1"><text:span text:style-name="T1">5</text:span></text:p><draw:enhanced-geometry svg:viewBox="0 0 21600 21600" draw:type="rectangle" draw:enhanced-path="M 0 0 L 21600 0 21600 21600 0 21600 0 0 Z N"/></draw:custom-shape><draw:custom-shape draw:name="Shape3" draw:style-name="gr5" draw:text-style-name="P7" svg:width="1.1378in" svg:height="0.7315in" svg:x="3.0862in" svg:y="1.2339in"><text:p text:style-name="P6"><text:span text:style-name="T2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6" draw:text-style-name="P8" svg:width="1.8335in" svg:height="0.9689in" svg:x="2.5236in" svg:y="1.5984in"><text:p text:style-name="P1"><text:span text:style-name="T1">3</text:span></text:p><draw:enhanced-geometry svg:viewBox="0 0 21600 21600" draw:type="rectangle" draw:enhanced-path="M 0 0 L 21600 0 21600 21600 0 21600 0 0 Z N"/></draw:custom-shape><draw:custom-shape draw:name="Shape2" draw:style-name="gr7" draw:text-style-name="P10" svg:width="0.9689in" svg:height="0.865in" draw:transform="rotate (-1.5707963267949) translate (1.04444444444444in 1.59861111111111in)"><text:p text:style-name="P9"><text:span text:style-name="T1">1</text:span></text:p><draw:enhanced-geometry svg:viewBox="0 0 21600 21600" draw:glue-points="?f6 10800 10800 21600 ?f5 10800 10800 0" draw:text-areas="?f3 ?f3 ?f4 ?f4" draw:type="trapezoid" draw:modifiers="8138.68194842407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9:37:56.194370504</meta:creation-date>
    <dc:date>2019-02-25T18:41:25.194425004</dc:date>
    <meta:editing-duration>PT11M19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